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15%" fo:margin-left="0.25in">
        <style:tab-stops/>
      </style:paragraph-properties>
    </style:style>
    <style:style style:name="T2" style:parent-style-name="DefaultParagraphFont" style:family="text">
      <style:text-properties style:font-name-asian="Calibri" style:font-name-complex="Calibri" fo:font-weight="bold" style:font-weight-asian="bold" fo:color="#000000" fo:font-size="14pt" style:font-size-asian="14pt"/>
    </style:style>
    <style:style style:name="P3" style:parent-style-name="Normal" style:family="paragraph">
      <style:paragraph-properties fo:line-height="115%" fo:margin-left="0.25in">
        <style:tab-stops/>
      </style:paragraph-properties>
    </style:style>
    <style:style style:name="T4" style:parent-style-name="DefaultParagraphFont" style:family="text">
      <style:text-properties style:font-name-asian="Calibri" style:font-name-complex="Calibri" fo:color="#000000" fo:font-size="14pt" style:font-size-asian="14pt"/>
    </style:style>
    <style:style style:name="P5" style:parent-style-name="Normal" style:family="paragraph">
      <style:paragraph-properties fo:margin-bottom="0.0076in" fo:line-height="115%" fo:margin-left="0.2569in" fo:text-indent="-0.0069in">
        <style:tab-stops/>
      </style:paragraph-properties>
    </style:style>
    <style:style style:name="T6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7" style:parent-style-name="Normal" style:family="paragraph">
      <style:paragraph-properties fo:margin-bottom="0.0145in" fo:line-height="115%" fo:margin-left="0.2465in" fo:text-indent="-0.0069in">
        <style:tab-stops/>
      </style:paragraph-properties>
    </style:style>
    <style:style style:name="T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9" style:parent-style-name="DefaultParagraphFont" style:family="text">
      <style:text-properties style:font-name-asian="Calibri" style:font-name-complex="Calibri" fo:color="#0070C0" fo:font-size="12pt" style:font-size-asian="12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-asian="Calibri" style:font-name-complex="Calibri" fo:color="#0070C0" fo:font-size="12pt" style:font-size-asian="12pt"/>
    </style:style>
    <style:style style:name="P11" style:parent-style-name="Normal" style:family="paragraph">
      <style:paragraph-properties fo:margin-bottom="0.0145in" fo:line-height="115%" fo:margin-left="0.2465in" fo:text-indent="-0.0069in">
        <style:tab-stops/>
      </style:paragraph-properties>
    </style:style>
    <style:style style:name="P12" style:parent-style-name="Normal" style:family="paragraph">
      <style:paragraph-properties fo:margin-bottom="0.0152in" fo:line-height="115%" fo:margin-left="0.2465in" fo:text-indent="-0.0069in">
        <style:tab-stops/>
      </style:paragraph-properties>
    </style:style>
    <style:style style:name="T13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4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/>
    </style:style>
    <style:style style:name="T15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16" style:parent-style-name="Normal" style:family="paragraph">
      <style:paragraph-properties fo:margin-bottom="0.0152in" fo:line-height="115%" fo:margin-left="0.2465in" fo:text-indent="-0.0069in">
        <style:tab-stops/>
      </style:paragraph-properties>
    </style:style>
    <style:style style:name="P17" style:parent-style-name="Normal" style:family="paragraph">
      <style:paragraph-properties fo:margin-bottom="0.0152in" fo:line-height="115%" fo:margin-left="0.2465in" fo:text-indent="-0.0069in">
        <style:tab-stops/>
      </style:paragraph-properties>
    </style:style>
    <style:style style:name="T18" style:parent-style-name="DefaultParagraphFont" style:family="text">
      <style:text-properties style:font-name-asian="Calibri" style:font-name-complex="Calibri" fo:font-weight="bold" style:font-weight-asian="bold" fo:color="#000000" fo:font-size="14pt" style:font-size-asian="14pt"/>
    </style:style>
    <style:style style:name="P19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P20" style:parent-style-name="Normal" style:family="paragraph">
      <style:paragraph-properties fo:text-align="justify" fo:margin-bottom="0.0076in" fo:line-height="115%" fo:margin-left="0.2569in" fo:text-indent="-0.0069in">
        <style:tab-stops/>
      </style:paragraph-properties>
    </style:style>
    <style:style style:name="T21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22" style:parent-style-name="Normal" style:family="paragraph">
      <style:paragraph-properties fo:text-align="justify" fo:margin-bottom="0.0076in" fo:line-height="115%" fo:margin-left="0.2569in" fo:text-indent="-0.0069in">
        <style:tab-stops/>
      </style:paragraph-properties>
    </style:style>
    <style:style style:name="T23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24" style:parent-style-name="Normal" style:family="paragraph">
      <style:paragraph-properties fo:text-align="justify" fo:margin-bottom="0.0076in" fo:line-height="115%" fo:margin-left="0.2569in" fo:text-indent="-0.0069in">
        <style:tab-stops/>
      </style:paragraph-properties>
    </style:style>
    <style:style style:name="T25" style:parent-style-name="DefaultParagraphFont" style:family="text">
      <style:text-properties style:font-name-asian="Calibri" style:font-name-complex="Calibri" fo:font-weight="bold" style:font-weight-asian="bold" fo:font-style="italic" style:font-style-asian="italic" fo:color="#000000" fo:font-size="12pt" style:font-size-asian="12pt"/>
    </style:style>
    <style:style style:name="P26" style:parent-style-name="Normal" style:family="paragraph">
      <style:paragraph-properties fo:text-align="justify" fo:margin-bottom="0.0076in" fo:line-height="115%" fo:margin-left="0.2569in" fo:text-indent="-0.0069in">
        <style:tab-stops/>
      </style:paragraph-properties>
    </style:style>
    <style:style style:name="P27" style:parent-style-name="Normal" style:family="paragraph">
      <style:paragraph-properties fo:text-align="justify" fo:margin-bottom="0.0076in" fo:line-height="115%" fo:margin-left="0.2569in" fo:text-indent="-0.0069in">
        <style:tab-stops/>
      </style:paragraph-properties>
    </style:style>
    <style:style style:name="T2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29" style:parent-style-name="Normal" style:family="paragraph">
      <style:paragraph-properties fo:text-align="justify" fo:margin-bottom="0.0076in" fo:line-height="115%" fo:margin-left="0.2569in" fo:text-indent="-0.0069in">
        <style:tab-stops/>
      </style:paragraph-properties>
    </style:style>
    <style:style style:name="T30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31" style:parent-style-name="Normal" style:family="paragraph">
      <style:paragraph-properties fo:text-align="justify" fo:margin-bottom="0.0076in" fo:line-height="115%" fo:margin-left="0.2569in" fo:text-indent="-0.0069in">
        <style:tab-stops/>
      </style:paragraph-properties>
    </style:style>
    <style:style style:name="T32" style:parent-style-name="DefaultParagraphFont" style:family="text">
      <style:text-properties style:font-name-asian="Calibri" style:font-name-complex="Calibri" fo:font-weight="bold" style:font-weight-asian="bold" fo:font-style="italic" style:font-style-asian="italic" fo:color="#000000" fo:font-size="12pt" style:font-size-asian="12pt"/>
    </style:style>
    <style:style style:name="P33" style:parent-style-name="Normal" style:family="paragraph">
      <style:paragraph-properties fo:text-align="justify" fo:margin-bottom="0.0076in" fo:line-height="115%" fo:margin-left="0.2569in" fo:text-indent="-0.0069in">
        <style:tab-stops/>
      </style:paragraph-properties>
    </style:style>
    <style:style style:name="T34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35" style:parent-style-name="Normal" style:family="paragraph">
      <style:paragraph-properties fo:text-align="justify" fo:margin-bottom="0.0076in" fo:line-height="115%" fo:margin-left="0.2569in" fo:text-indent="-0.0069in">
        <style:tab-stops/>
      </style:paragraph-properties>
    </style:style>
    <style:style style:name="T36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37" style:parent-style-name="Normal" style:family="paragraph">
      <style:paragraph-properties fo:text-align="justify" fo:margin-bottom="0.0076in" fo:line-height="115%" fo:margin-left="0.2569in" fo:text-indent="-0.0069in">
        <style:tab-stops/>
      </style:paragraph-properties>
    </style:style>
    <style:style style:name="T3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39" style:parent-style-name="Normal" style:family="paragraph">
      <style:paragraph-properties fo:text-align="justify" fo:margin-bottom="0.0076in" fo:line-height="115%" fo:margin-left="0.2569in" fo:text-indent="-0.0069in">
        <style:tab-stops/>
      </style:paragraph-properties>
    </style:style>
    <style:style style:name="T40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41" style:parent-style-name="Normal" style:family="paragraph">
      <style:paragraph-properties fo:text-align="justify" fo:margin-bottom="0.0076in" fo:line-height="115%" fo:margin-left="0.2569in" fo:text-indent="-0.0069in">
        <style:tab-stops/>
      </style:paragraph-properties>
    </style:style>
    <style:style style:name="T4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43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P44" style:parent-style-name="Normal" style:family="paragraph">
      <style:paragraph-properties fo:margin-bottom="0.0076in" fo:line-height="115%" fo:margin-left="0.2638in" fo:text-indent="-0.0069in">
        <style:tab-stops/>
      </style:paragraph-properties>
    </style:style>
    <style:style style:name="T45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46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P47" style:parent-style-name="Normal" style:family="paragraph">
      <style:paragraph-properties fo:margin-bottom="0.0152in" fo:line-height="115%" fo:margin-left="0.2465in" fo:text-indent="-0.0069in">
        <style:tab-stops/>
      </style:paragraph-properties>
    </style:style>
    <style:style style:name="T48" style:parent-style-name="DefaultParagraphFont" style:family="text">
      <style:text-properties style:font-name-asian="Calibri" style:font-name-complex="Calibri" fo:font-weight="bold" style:font-weight-asian="bold" fo:color="#000000" fo:font-size="14pt" style:font-size-asian="14pt"/>
    </style:style>
    <style:style style:name="P49" style:parent-style-name="Normal" style:family="paragraph">
      <style:paragraph-properties fo:margin-bottom="0.0145in" fo:line-height="115%" fo:margin-left="0.2465in" fo:text-indent="-0.0069in">
        <style:tab-stops/>
      </style:paragraph-properties>
    </style:style>
    <style:style style:name="T50" style:parent-style-name="DefaultParagraphFont" style:family="text">
      <style:text-properties style:font-name-asian="Calibri" style:font-name-complex="Calibri" fo:font-weight="bold" style:font-weight-asian="bold" fo:font-style="italic" style:font-style-asian="italic" fo:color="#000000" fo:font-size="12pt" style:font-size-asian="12pt"/>
    </style:style>
    <style:style style:name="T51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/>
    </style:style>
    <style:style style:name="P52" style:parent-style-name="Normal" style:family="paragraph">
      <style:paragraph-properties fo:margin-bottom="0.0145in" fo:line-height="115%" fo:margin-left="0.2465in" fo:text-indent="-0.0069in">
        <style:tab-stops/>
      </style:paragraph-properties>
      <style:text-properties style:font-name-asian="Calibri" style:font-name-complex="Calibri" fo:color="#000000" fo:font-size="12pt" style:font-size-asian="12pt"/>
    </style:style>
    <style:style style:name="P53" style:parent-style-name="Normal" style:family="paragraph">
      <style:paragraph-properties fo:margin-bottom="0.0145in" fo:line-height="115%" fo:margin-left="0.2465in" fo:text-indent="-0.0069in">
        <style:tab-stops/>
      </style:paragraph-properties>
    </style:style>
    <style:style style:name="P54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55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56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57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58" style:parent-style-name="DefaultParagraphFont" style:family="text">
      <style:text-properties style:font-name="Arial" style:font-name-complex="Arial" fo:color="#4D5156" fo:background-color="#FFFFFF"/>
    </style:style>
    <style:style style:name="P59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60" style:parent-style-name="DefaultParagraphFont" style:family="text">
      <style:text-properties style:font-name="Arial" style:font-name-complex="Arial" fo:color="#4D5156" fo:background-color="#FFFFFF"/>
    </style:style>
    <style:style style:name="T61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62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63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64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65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66" style:parent-style-name="DefaultParagraphFont" style:family="text">
      <style:text-properties style:font-name="Arial" style:font-name-complex="Arial" fo:color="#4D5156" fo:background-color="#FFFFFF"/>
    </style:style>
    <style:style style:name="T67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6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69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P70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71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72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73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74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75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76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77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78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79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80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81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82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P83" style:parent-style-name="Normal" style:family="paragraph">
      <style:paragraph-properties fo:text-align="justify" fo:margin-bottom="0.0076in" fo:line-height="115%" fo:margin-left="0.2465in" fo:text-indent="-0.0069in">
        <style:tab-stops/>
      </style:paragraph-properties>
    </style:style>
    <style:style style:name="T84" style:parent-style-name="DefaultParagraphFont" style:family="text">
      <style:text-properties style:font-name-asian="Calibri" style:font-name-complex="Calibri" fo:font-weight="bold" style:font-weight-asian="bold" fo:color="#000000" fo:font-size="12pt" style:font-size-asian="12pt"/>
    </style:style>
    <style:style style:name="T85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86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/>
    </style:style>
    <style:style style:name="P87" style:parent-style-name="Normal" style:family="paragraph">
      <style:paragraph-properties fo:text-align="justify" fo:margin-bottom="0.0333in" fo:line-height="115%" fo:margin-left="0.2465in" fo:text-indent="-0.0069in">
        <style:tab-stops/>
      </style:paragraph-properties>
      <style:text-properties style:font-name-asian="Calibri" style:font-name-complex="Calibri" fo:color="#000000" fo:font-size="12pt" style:font-size-asian="12pt"/>
    </style:style>
    <style:style style:name="P88" style:parent-style-name="Normal" style:family="paragraph">
      <style:paragraph-properties fo:text-align="justify" fo:margin-bottom="0.0333in" fo:line-height="115%" fo:margin-left="0.2465in" fo:text-indent="-0.0069in">
        <style:tab-stops/>
      </style:paragraph-properties>
    </style:style>
    <style:style style:name="T89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90" style:parent-style-name="Normal" style:list-style-name="LFO1" style:family="paragraph">
      <style:paragraph-properties fo:text-align="justify" fo:margin-bottom="0.0333in" fo:line-height="115%"/>
    </style:style>
    <style:style style:name="T91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92" style:parent-style-name="Normal" style:list-style-name="LFO1" style:family="paragraph">
      <style:paragraph-properties fo:text-align="justify" fo:margin-bottom="0.0347in" fo:line-height="115%"/>
    </style:style>
    <style:style style:name="T93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94" style:parent-style-name="Normal" style:list-style-name="LFO1" style:family="paragraph">
      <style:paragraph-properties fo:text-align="justify" fo:margin-bottom="0.0333in" fo:line-height="115%"/>
    </style:style>
    <style:style style:name="T95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96" style:parent-style-name="Normal" style:list-style-name="LFO1" style:family="paragraph">
      <style:paragraph-properties fo:text-align="justify" fo:margin-bottom="0.0333in" fo:line-height="115%"/>
    </style:style>
    <style:style style:name="T97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98" style:parent-style-name="Normal" style:list-style-name="LFO1" style:family="paragraph">
      <style:paragraph-properties fo:text-align="justify" fo:margin-bottom="0.0354in" fo:line-height="115%"/>
    </style:style>
    <style:style style:name="T99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100" style:parent-style-name="Normal" style:list-style-name="LFO1" style:family="paragraph">
      <style:paragraph-properties fo:text-align="justify" fo:margin-bottom="0.0076in" fo:line-height="115%"/>
    </style:style>
    <style:style style:name="T101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102" style:parent-style-name="Normal" style:family="paragraph">
      <style:paragraph-properties fo:text-align="justify" fo:margin-bottom="0.0076in" fo:line-height="115%" fo:margin-left="0.2958in">
        <style:tab-stops/>
      </style:paragraph-properties>
    </style:style>
    <style:style style:name="T103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104" style:parent-style-name="Normal" style:family="paragraph">
      <style:paragraph-properties fo:margin-bottom="0.0152in" fo:line-height="115%" fo:margin-left="0.2958in">
        <style:tab-stops/>
      </style:paragraph-properties>
    </style:style>
    <style:style style:name="P105" style:parent-style-name="Normal" style:family="paragraph">
      <style:paragraph-properties fo:margin-bottom="0.0388in" fo:line-height="115%" fo:margin-left="0.2465in" fo:text-indent="-0.0069in">
        <style:tab-stops/>
      </style:paragraph-properties>
    </style:style>
    <style:style style:name="T106" style:parent-style-name="DefaultParagraphFont" style:family="text">
      <style:text-properties style:font-name-asian="Calibri" style:font-name-complex="Calibri" fo:font-weight="bold" style:font-weight-asian="bold" fo:color="#000000" fo:font-size="12pt" style:font-size-asian="12pt"/>
    </style:style>
    <style:style style:name="P107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10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109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110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111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11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113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114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115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116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117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11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119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120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121" style:parent-style-name="Normal" style:family="paragraph">
      <style:paragraph-properties fo:margin-bottom="0.0138in" fo:line-height="115%" fo:margin-left="0.25in">
        <style:tab-stops/>
      </style:paragraph-properties>
    </style:style>
    <style:style style:name="T12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123" style:parent-style-name="Normal" style:family="paragraph">
      <style:paragraph-properties fo:text-align="justify" fo:margin-bottom="0.0347in" fo:line-height="115%"/>
    </style:style>
    <style:style style:name="T124" style:parent-style-name="DefaultParagraphFont" style:family="text">
      <style:text-properties style:font-name-asian="Calibri" style:font-name-complex="Calibri" fo:font-weight="bold" style:font-weight-asian="bold" fo:color="#000000" fo:font-size="12pt" style:font-size-asian="12pt"/>
    </style:style>
    <style:style style:name="P125" style:parent-style-name="Normal" style:family="paragraph">
      <style:paragraph-properties fo:text-align="justify" fo:margin-bottom="0.0347in" fo:line-height="115%" fo:margin-left="0.5in">
        <style:tab-stops/>
      </style:paragraph-properties>
      <style:text-properties style:font-name-asian="Calibri" style:font-name-complex="Calibri" fo:color="#000000" fo:font-size="12pt" style:font-size-asian="12pt"/>
    </style:style>
    <style:style style:name="P126" style:parent-style-name="Normal" style:family="paragraph">
      <style:paragraph-properties fo:text-align="justify" fo:margin-bottom="0.0347in" fo:line-height="115%" fo:margin-left="0.5in">
        <style:tab-stops/>
      </style:paragraph-properties>
    </style:style>
    <style:style style:name="P127" style:parent-style-name="Normal" style:family="paragraph">
      <style:paragraph-properties fo:text-align="justify" fo:margin-bottom="0.0347in" fo:line-height="115%" fo:margin-left="0.2569in" fo:text-indent="0.2138in">
        <style:tab-stops/>
      </style:paragraph-properties>
    </style:style>
    <style:style style:name="T12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29" style:parent-style-name="DefaultParagraphFont" style:family="text">
      <style:text-properties style:font-name-asian="Calibri" style:font-name-complex="Calibri" fo:color="#000000" fo:font-size="12pt" style:font-size-asian="12pt"/>
    </style:style>
  </office:automatic-styles>
  <office:body>
    <office:text text:use-soft-page-breaks="true">
      <text:p text:style-name="P1"><text:span text:style-name="T2">Oleksandr Cherniuk</text:span></text:p>
      <text:p text:style-name="P3"><text:span text:style-name="T4">Address: Toronto, Ontario, Canada</text:span></text:p>
      <text:p text:style-name="P5"><text:span text:style-name="T6">Phone number: <text:s/>+1 289-388-38-77</text:span></text:p>
      <text:p text:style-name="P7"><text:span text:style-name="T8">Email Address: <text:s/></text:span><text:span text:style-name="T9">oleksandrcherniuk89@gmail.com</text:span><text:span text:style-name="T10"><text:s/></text:span></text:p>
      <text:p text:style-name="P11"/>
      <text:p text:style-name="P12"><text:span text:style-name="T13"><text:s text:c="2"/>Motivated professional looking position<text:s/></text:span><text:span text:style-name="T14">Data analytics</text:span><text:span text:style-name="T15">, also have good skills combined with strong mathematical and analytical thinking skills. My target to improve a professional collect, interprets and analyzes data to help organizations make better decisions.</text:span></text:p>
      <text:p text:style-name="P16"/>
      <text:p text:style-name="P17"><text:span text:style-name="T18">Education and qualifications:<text:s/></text:span></text:p>
      <text:p text:style-name="P19"/>
      <text:p text:style-name="P20"><text:span text:style-name="T21">Bachelor of degree - 2019</text:span></text:p>
      <text:p text:style-name="P22"><text:span text:style-name="T23">Mykolaiv National Agrarian University | Mykolaiv, Ukraine</text:span></text:p>
      <text:p text:style-name="P24"><text:span text:style-name="T25">AgroTechnology</text:span></text:p>
      <text:p text:style-name="P26"/>
      <text:p text:style-name="P27"><text:span text:style-name="T28">Certificate - 2015</text:span></text:p>
      <text:p text:style-name="P29"><text:span text:style-name="T30">Petro Mohyla Black Sea National University<text:s/></text:span></text:p>
      <text:p text:style-name="P31"><text:span text:style-name="T32">Organization of Entrepreneurial Activity, Business Planning</text:span></text:p>
      <text:p text:style-name="P33"><text:span text:style-name="T34">Finance, banking, and insurance with foreign language skills</text:span></text:p>
      <text:p text:style-name="P35"><text:span text:style-name="T36">Accounting and taxation</text:span></text:p>
      <text:p text:style-name="P37"><text:span text:style-name="T38">Business, trade, and stock exchange activity</text:span></text:p>
      <text:p text:style-name="P39"><text:span text:style-name="T40">Aspects of a Business Plan, research business risks.</text:span></text:p>
      <text:p text:style-name="P41"><text:span text:style-name="T42">Business Analysis Core Concept (BACCM)</text:span></text:p>
      <text:p text:style-name="P43"/>
      <text:p text:style-name="P44"><text:span text:style-name="T45">High School Diploma - 2007</text:span></text:p>
      <text:p text:style-name="P46"/>
      <text:p text:style-name="P47"><text:span text:style-name="T48">Professional Experience:</text:span></text:p>
      <text:p text:style-name="P49"><text:span text:style-name="T50">Manager of Operations</text:span><text:span text:style-name="T51"><text:s/>| Flores Pendulares</text:span></text:p>
      <text:p text:style-name="P52">Portugal - February 2021 - April 2022</text:p>
      <text:p text:style-name="P53"/>
      <text:p text:style-name="P54"><text:span text:style-name="T55">Optimization, working process analysis and problem solving. In duration my work was created Related Database: Production, Inventory and Warehouse (conditions, temperature), Customers, Production, Time registration.</text:span></text:p>
      <text:p text:style-name="P56"><text:span text:style-name="T57"><text:s/>Collection, Insert, selection and filtering information, making reports, and updating database real time.</text:span><text:span text:style-name="T58"><text:s/></text:span></text:p>
      <text:p text:style-name="P59"><text:span text:style-name="T60">Data wrangling,<text:s/></text:span><text:span text:style-name="T61">Descriptive analytics by developing key performance indicators (KPIs).</text:span></text:p>
      <text:p text:style-name="P62"><text:span text:style-name="T63">Using statistical techniques to discover relationships and trends that explain these<text:s/></text:span><text:soft-page-break/><text:span text:style-name="T64">anomalies.</text:span></text:p>
      <text:p text:style-name="P65"><text:span text:style-name="T66">Data munging</text:span><text:span text:style-name="T67"><text:s/>and s</text:span><text:span text:style-name="T68">ynchronized Database in cloud network (Desktop, laptop, mobile) between Managers and Stakeholders. Implementation, control and supporting working process remotely.</text:span></text:p>
      <text:p text:style-name="P69"/>
      <text:p text:style-name="P70"><text:span text:style-name="T71">This gave the following advantages for the company: benefits for company:</text:span></text:p>
      <text:p text:style-name="P72"><text:span text:style-name="T73">- Control and mobility working process in real time.</text:span></text:p>
      <text:p text:style-name="P74"><text:span text:style-name="T75">- Research and forecast potential problems and take action to solve problems.</text:span></text:p>
      <text:p text:style-name="P76"><text:span text:style-name="T77">- Creating plans.</text:span></text:p>
      <text:p text:style-name="P78"><text:span text:style-name="T79">- Economy time and human resources.</text:span></text:p>
      <text:p text:style-name="P80"><text:span text:style-name="T81">- Growing up productions in sector 15-20%!</text:span></text:p>
      <text:p text:style-name="P82"/>
      <text:p text:style-name="P83"><text:span text:style-name="T84">Student Intern</text:span><text:span text:style-name="T85">| Schroll<text:s/></text:span><text:span text:style-name="T86">Flower's<text:s/></text:span></text:p>
      <text:p text:style-name="P87">Denmark - January 2020 - January 2021</text:p>
      <text:p text:style-name="P88"><text:span text:style-name="T89"><text:s/>Have ability to Teamwork, individual solving problems and with minimal instruction.</text:span></text:p>
      <text:list text:style-name="LFO1" text:continue-numbering="true">
        <text:list-item>
          <text:p text:style-name="P90"><text:span text:style-name="T91">Delivering clerical support by handling range of routine and specific requirements.</text:span></text:p>
        </text:list-item>
        <text:list-item>
          <text:p text:style-name="P92"><text:span text:style-name="T93">Reporting back to instructor to receive day-to-day tasks and responsibilities.</text:span></text:p>
        </text:list-item>
        <text:list-item>
          <text:p text:style-name="P94"><text:span text:style-name="T95">Supplying clerical support, addressing routine, and specific requirements.</text:span></text:p>
        </text:list-item>
        <text:list-item>
          <text:p text:style-name="P96"><text:span text:style-name="T97">Analyzing problems and collaborated with teams to develop solutions.</text:span></text:p>
        </text:list-item>
        <text:list-item>
          <text:p text:style-name="P98"><text:span text:style-name="T99">Collaborating with senior management on new initiatives to build confidence.</text:span></text:p>
        </text:list-item>
        <text:list-item>
          <text:p text:style-name="P100"><text:span text:style-name="T101">Sorted and organized files, spreadsheets, and reports.</text:span></text:p>
        </text:list-item>
      </text:list>
      <text:p text:style-name="P102"><text:span text:style-name="T103">Have experience in Web Development (Fron-End)</text:span></text:p>
      <text:p text:style-name="P104"/>
      <text:p text:style-name="P105"><text:span text:style-name="T106">Highlight skills: <text:s/></text:span></text:p>
      <text:p text:style-name="P107"><text:span text:style-name="T108">RDBMS Databases: Microsoft SQL Server: SSMS, SSRS, SSIS, SSAS.</text:span></text:p>
      <text:p text:style-name="P109"><text:span text:style-name="T110">- SQL Azure; PostgreSQL, MySQL</text:span></text:p>
      <text:p text:style-name="P111"><text:span text:style-name="T112">- Microsoft Office, OneDrive, Tean, Outlook</text:span></text:p>
      <text:p text:style-name="P113"><text:span text:style-name="T114">- Google App: sheets, documents, Google Cloud</text:span></text:p>
      <text:p text:style-name="P115"><text:span text:style-name="T116">(Front-end) Web Developer:</text:span></text:p>
      <text:p text:style-name="P117"><text:span text:style-name="T118">- HTML,</text:span></text:p>
      <text:p text:style-name="P119"><text:span text:style-name="T120">- CSS (Bootstrap),</text:span></text:p>
      <text:p text:style-name="P121"><text:span text:style-name="T122">- JavaScript (JQuery).</text:span></text:p>
      <text:p text:style-name="P123"><text:span text:style-name="T124"><text:s text:c="6"/>Soft skills:</text:span></text:p>
      <text:p text:style-name="P125">Innovations, judgment, critical and strategic thinking</text:p>
      <text:p text:style-name="P126"/>
      <text:p text:style-name="P127"><text:span text:style-name="T128">Adaptive person and committed to continuous, self-directed learning. Now started to<text:s/></text:span><text:soft-page-break/><text:span text:style-name="T129">learn programming languages Python, C#, API.Net, etc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CA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Revision" style:display-name="Revision" style:family="paragraph">
      <style:paragraph-properties fo:widows="2" fo:orphans="2" style:punctuation-wrap="hanging" style:text-autospace="ideograph-alpha" style:vertical-align="auto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erniuk Oleksandr</meta:initial-creator>
    <dc:creator>Cherniuk Oleksandr</dc:creator>
    <meta:creation-date>2023-08-26T17:48:00Z</meta:creation-date>
    <dc:date>2023-09-03T12:54:00Z</dc:date>
    <meta:template xlink:href="Normal" xlink:type="simple"/>
    <meta:editing-cycles>1</meta:editing-cycles>
    <meta:editing-duration>PT181680S</meta:editing-duration>
    <meta:document-statistic meta:page-count="3" meta:paragraph-count="6" meta:word-count="468" meta:character-count="3134" meta:row-count="22" meta:non-whitespace-character-count="2672"/>
  </office:meta>
</office:document-meta>
</file>